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AppyTable13419239423345.1" style:family="table-column">
      <style:table-column-properties style:rel-column-width="30588*"/>
    </style:style>
    <style:style style:name="AppyTable13419239423345.2" style:family="table-column">
      <style:table-column-properties style:rel-column-width="34411*"/>
    </style:style>
    <style:style style:name="AppyTable13419239423210.1" style:family="table-column">
      <style:table-column-properties style:rel-column-width="52584*"/>
    </style:style>
    <style:style style:name="AppyTable13419239423210.2" style:family="table-column">
      <style:table-column-properties style:rel-column-width="12415*"/>
    </style:style>
    <style:style style:name="Tableau1" style:family="table">
      <style:table-properties table:align="margins" style:width="17.59cm"/>
    </style:style>
    <style:style style:name="Tableau1.A" style:family="table-column">
      <style:table-column-properties style:column-width="8.795cm" style:rel-column-width="32767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AppyTable13419239423210" table:style-name="podTable">
        <table:table-column table:style-name="AppyTable13419239423210.1"/>
        <table:table-column table:style-name="AppyTable13419239423210.2"/>
        <table:table-header-rows>
          <table:table-row>
            <table:table-cell table:style-name="podHeaderCell">
              <text:p text:style-name="Appy_Table_Content">Title column one<text:line-break/></text:p>
            </table:table-cell>
            <table:table-cell table:style-name="podHeaderCell">
              <text:p text:style-name="Appy_Table_Content">title column two</text:p>
            </table:table-cell>
          </table:table-row>
        </table:table-header-rows>
        <table:table-row>
          <table:table-cell table:style-name="podCell">
            <text:p text:style-name="Appy_Table_Content">Hi with a <text:a xlink:type="simple" xlink:href="http://easi.wallonie.be">http://easi.wallonie.be</text:a><text:line-break/></text:p>
          </table:table-cell>
          <table:table-cell table:style-name="podCell">
            <text:p text:style-name="Appy_Table_Content"> 
fdff</text:p>
          </table:table-cell>
        </table:table-row>
        <table:table-row>
          <table:table-cell table:style-name="podCell">
            <text:line-break/>
          </table:table-cell>
          <table:table-cell table:style-name="podCell">
            <text:line-break/>
          </table:table-cell>
        </table:table-row>
        <table:table-row>
          <table:table-cell table:style-name="podCell">
            <text:p text:style-name="Appy_Table_Content">Some text here<text:line-break/></text:p>
            <text:list text:style-name="podBulletedList">
              <text:list-item>
                <text:p text:style-name="Appy_Table_Content">Bullet One</text:p>
              </text:list-item>
              <text:list-item>
                <text:p text:style-name="Appy_Table_Content">Bullet Two</text:p>
              </text:list-item>
              <text:list-item>
                <text:list text:style-name="podBulletedList">
                  <text:list-item>
                    <text:p text:style-name="Appy_Table_Content">Sub-bullet A</text:p>
                  </text:list-item>
                  <text:list-item>
                    <text:p text:style-name="Appy_Table_Content">Sub-bullet B</text:p>
                  </text:list-item>
                  <text:list-item>
                    <text:list text:style-name="podBulletedList">
                      <text:list-item>
                        <text:p text:style-name="Appy_Table_Content">Subsubboulette<text:line-break/></text:p>
                      </text:list-item>
                    </text:list>
                  </text:list-item>
                </text:list>
              </text:list-item>
            </text:list>
            <text:p text:style-name="Appy_Table_Content"/>
          </table:table-cell>
          <table:table-cell table:style-name="podCell">
            <table:table table:name="AppyTable13419239423345" table:style-name="podTable">
              <table:table-column table:style-name="AppyTable13419239423345.1"/>
              <table:table-column table:style-name="AppyTable13419239423345.2"/>
              <table:table-row>
                <table:table-cell table:style-name="podCell">
                  <text:p text:style-name="Appy_Table_Content">SubTable</text:p>
                </table:table-cell>
                <table:table-cell table:style-name="podCell">
                  <text:p text:style-name="Appy_Table_Content">Columns 2<text:line-break/></text:p>
                </table:table-cell>
              </table:table-row>
            </table:table>
          </table:table-cell>
        </table:table-row>
      </table:table>
      <text:p><text:line-break/></text:p>
      <text:p text:style-name="Standard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Table_20_Contents"/>
          </table:table-cell>
          <table:table-cell office:value-type="string" table:style-name="Tableau1.B1">
            <text:list text:style-name="podBulletedList">
              <text:list-item>
                <text:p>a</text:p>
              </text:list-item>
              <text:list-item>
                <text:p>b</text:p>
              </text:list-item>
              <text:list-item>
                <text:p>c</text:p>
              </text:list-item>
              <text:list-item>
                <text:list text:style-name="podBulletedList">
                  <text:list-item>
                    <text:p>  SUB</text:p>
                  </text:list-item>
                </text:list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6T21:22:47</dc:date>
    <dc:language>en-US</dc:language>
    <meta:editing-cycles>16</meta:editing-cycles>
    <meta:editing-duration>PT1H55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1" meta:character-count="110"/>
  </office:meta>
</office:document-meta>
</file>